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2" style:master-page-name="MP0" style:family="paragraph">
      <style:paragraph-properties fo:break-before="page"/>
    </style:style>
    <style:style style:name="T2" style:parent-style-name="Car.predefinitoparagrafo" style:family="text">
      <style:text-properties fo:font-size="22pt" style:font-size-asian="22pt" style:font-size-complex="22pt"/>
    </style:style>
    <style:style style:name="T3" style:parent-style-name="Car.predefinitoparagrafo" style:family="text">
      <style:text-properties fo:font-size="22pt" style:font-size-asian="22pt" style:font-size-complex="22pt"/>
    </style:style>
    <style:style style:name="P4" style:parent-style-name="Paragrafoelenco" style:family="paragraph"/>
    <style:style style:name="T5" style:parent-style-name="Car.predefinitoparagrafo" style:family="text">
      <style:text-properties fo:font-weight="bold" style:font-weight-asian="bold" style:font-weight-complex="bold"/>
    </style:style>
    <style:style style:name="T6" style:parent-style-name="Car.predefinitoparagrafo" style:family="text">
      <style:text-properties fo:font-weight="bold" style:font-weight-asian="bold" style:font-weight-complex="bold"/>
    </style:style>
    <style:style style:name="P7" style:parent-style-name="Paragrafoelenco" style:family="paragraph"/>
    <style:style style:name="T8" style:parent-style-name="Car.predefinitoparagrafo" style:family="text">
      <style:text-properties fo:font-weight="bold" style:font-weight-asian="bold" style:font-weight-complex="bold"/>
    </style:style>
    <style:style style:name="P9" style:parent-style-name="Paragrafoelenco" style:family="paragraph"/>
    <style:style style:name="P10" style:parent-style-name="Paragrafoelenco" style:family="paragraph"/>
    <style:style style:name="P11" style:parent-style-name="Paragrafoelenco" style:family="paragraph"/>
    <style:style style:name="P12" style:parent-style-name="Paragrafoelenco" style:family="paragraph"/>
    <style:style style:name="P13" style:parent-style-name="Paragrafoelenco" style:family="paragraph"/>
    <style:style style:name="T14" style:parent-style-name="Car.predefinitoparagrafo" style:family="text">
      <style:text-properties fo:font-weight="bold" style:font-weight-asian="bold" style:font-weight-complex="bold"/>
    </style:style>
    <style:style style:name="P15" style:parent-style-name="Paragrafoelenco" style:family="paragraph"/>
    <style:style style:name="P16" style:parent-style-name="Paragrafoelenco" style:family="paragraph"/>
    <style:style style:name="P17" style:parent-style-name="Paragrafoelenco" style:family="paragraph"/>
    <style:style style:name="T18" style:parent-style-name="Car.predefinitoparagrafo" style:family="text">
      <style:text-properties fo:font-weight="bold" style:font-weight-asian="bold" style:font-weight-complex="bold"/>
    </style:style>
    <style:style style:name="T19" style:parent-style-name="Car.predefinitoparagrafo" style:family="text">
      <style:text-properties fo:font-weight="bold" style:font-weight-asian="bold" style:font-weight-complex="bold"/>
    </style:style>
    <style:style style:name="P20" style:parent-style-name="Paragrafoelenco" style:family="paragraph"/>
    <style:style style:name="P21" style:parent-style-name="Paragrafoelenco" style:family="paragraph"/>
    <style:style style:name="P22" style:parent-style-name="Paragrafoelenco" style:family="paragraph"/>
    <style:style style:name="T23" style:parent-style-name="Car.predefinitoparagrafo" style:family="text">
      <style:text-properties fo:font-weight="bold" style:font-weight-asian="bold" style:font-weight-complex="bold"/>
    </style:style>
    <style:style style:name="P24" style:parent-style-name="Paragrafoelenco" style:family="paragraph"/>
    <style:style style:name="P25" style:parent-style-name="Paragrafoelenco" style:family="paragraph"/>
  </office:automatic-styles>
  <office:body>
    <office:text text:use-soft-page-breaks="true">
      <text:h text:style-name="P1" text:outline-level="2"><text:span text:style-name="T2">Mariti gelosi</text:span><text:span text:style-name="T3"><text:s/>(2-3 Coppie e 2 posti)</text:span></text:h>
      <text:p text:style-name="Normale">In questo problema si hanno coppie “Moglie-Marito” che devono attraversare un fiume su una barca che può trasportare due persone massimo da una sponda all’altra.<text:line-break/>Per attraversare il fiume è necessario che almeno una persona che guidi la barca.<text:line-break/>La condizione che complica l’attraversamento è che le mogli non possono stare in presenza di altri mariti se non è presente, sulla stessa sponda, il loro.</text:p>
      <text:p text:style-name="Normale">Le azioni possibili e le loro condizioni sono le seguenti:</text:p>
      <text:list text:style-name="LFO1" text:continue-numbering="true">
        <text:list-item>
          <text:p text:style-name="P4"><text:span text:style-name="T5">Attraversa una coppia</text:span><text:span text:style-name="T6">:<text:s/></text:span>quando una coppia attraversa bisogna essere certi che sia da una parte che dall’altra del fiume le coppie siano già formate, in quanto non si devono lasciare mogli con mariti che non siano i loro<text:line-break/></text:p>
        </text:list-item>
        <text:list-item>
          <text:p text:style-name="P7"><text:span text:style-name="T8">Attraversano due mariti:</text:span><text:s/>quado attraversano due mariti bisogna<text:s/>controllare che:</text:p>
          <text:list text:continue-numbering="true">
            <text:list-item>
              <text:p text:style-name="P9">Se<text:s/>le loro mogli sono<text:s/>sulla<text:s/>stessa<text:s/>riva,<text:s/>non ci devono essere<text:s/>altri mariti oltre a loro, in quanto creerebbe una situazione in cui le mogli sono lasciate con un altro marito</text:p>
            </text:list-item>
            <text:list-item>
              <text:p text:style-name="P10">Se invece si va verso la sponda che ha le mogli:</text:p>
              <text:list text:continue-numbering="true">
                <text:list-item>
                  <text:p text:style-name="P11">Nel caso con tre coppie ci si aspetta che ci siano entrambe le mogli da sole sull’altra sponda</text:p>
                </text:list-item>
                <text:list-item>
                  <text:p text:style-name="P12">Nel caso di due coppie è possibile avere le mogli anche sulla sponda da cui sono partiti, in quanto gli unici due mariti sono sulla barca<text:s/><text:line-break/></text:p>
                </text:list-item>
              </text:list>
            </text:list-item>
          </text:list>
        </text:list-item>
        <text:list-item>
          <text:p text:style-name="P13"><text:span text:style-name="T14">Attraversano due mogli:<text:s/></text:span>quando attraversano due mogli bisogna controllare che:</text:p>
          <text:list text:continue-numbering="true">
            <text:list-item>
              <text:p text:style-name="P15"><text:s/>Se i loro mariti sono sulla stessa sponda,<text:s/>dall’altra parte<text:s/>non ce ne devono essere altri</text:p>
            </text:list-item>
            <text:list-item>
              <text:p text:style-name="P16">Se vanno dai loro mariti,<text:s/>devono essere in una condizione in cui non sono presenti altri mariti sulla sponda di partenza<text:line-break/></text:p>
            </text:list-item>
          </text:list>
        </text:list-item>
        <text:list-item>
          <text:p text:style-name="P17"><text:span text:style-name="T18">Attraversamento</text:span><text:span text:style-name="T19"><text:s/>marito:<text:s/></text:span>quando attraversa solo un marito bisogna controllare che:</text:p>
          <text:list text:continue-numbering="true">
            <text:list-item>
              <text:p text:style-name="P20">Se la moglie è sulla stessa riva, quest’ultima non deve esser lasciata con altri mariti (ovvero è l’unica coppia sulla sponda)</text:p>
            </text:list-item>
            <text:list-item>
              <text:p text:style-name="P21">Se il marito deve raggiungere la moglie,<text:s/>quest’ultima si trova sulla sponda senza altri mariti<text:line-break/></text:p>
            </text:list-item>
          </text:list>
        </text:list-item>
        <text:list-item>
          <text:p text:style-name="P22"><text:span text:style-name="T23">Attraversamento moglie:<text:s/></text:span>quando attraversa solo una moglie bisogna controllare che:</text:p>
          <text:list text:continue-numbering="true">
            <text:list-item>
              <text:p text:style-name="P24">La sponda di destinazione non ha mariti</text:p>
            </text:list-item>
            <text:list-item>
              <text:p text:style-name="P25">La sponda di destinazione ha tutti i mariti</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colo' mensi</meta:initial-creator>
    <dc:creator>nicolo' mensi</dc:creator>
    <meta:creation-date>2023-05-23T17:53:00Z</meta:creation-date>
    <dc:date>2023-05-23T18:24:00Z</dc:date>
    <meta:template xlink:href="Normal.dotm" xlink:type="simple"/>
    <meta:editing-cycles>2</meta:editing-cycles>
    <meta:editing-duration>PT1860S</meta:editing-duration>
    <meta:document-statistic meta:page-count="1" meta:paragraph-count="4" meta:word-count="301" meta:character-count="2013" meta:row-count="14" meta:non-whitespace-character-count="1716"/>
  </office:meta>
</office:document-meta>
</file>